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eeeeee" draw:textarea-horizontal-align="justify" draw:textarea-vertical-align="middle" draw:auto-grow-height="false" fo:min-height="2.154cm" fo:min-width="4.098cm"/>
    </style:style>
    <style:style style:name="gr2" style:family="graphic" style:parent-style-name="standard">
      <style:graphic-properties draw:fill-color="#eeeeee" draw:textarea-horizontal-align="justify" draw:textarea-vertical-align="middle" draw:auto-grow-height="false" fo:min-height="2.508cm" fo:min-width="6.8cm"/>
    </style:style>
    <style:style style:name="gr3" style:family="graphic" style:parent-style-name="standard">
      <style:graphic-properties svg:stroke-color="#3465a4" draw:fill-color="#ffffff" draw:textarea-horizontal-align="justify" draw:textarea-vertical-align="middle" draw:auto-grow-height="false" fo:min-height="1.7cm" fo:min-width="3cm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3.15cm" fo:min-width="7.8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 fo:min-height="7.65cm" fo:min-width="7.5cm" fo:wrap-option="wrap"/>
    </style:style>
    <style:style style:name="P1" style:family="paragraph">
      <style:paragraph-properties fo:text-align="center"/>
    </style:style>
    <style:style style:name="P2" style:family="paragraph">
      <loext:graphic-properties draw:fill-color="#eeeeee"/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custom-shape draw:style-name="gr1" draw:text-style-name="P2" xml:id="id1" draw:id="id1" draw:layer="layout" svg:width="6.5cm" svg:height="3.4cm" svg:x="4.4cm" svg:y="1.3cm">
          <text:p text:style-name="P1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4" draw:id="id4" draw:layer="layout" svg:width="7.3cm" svg:height="2.758cm" draw:transform="skewX (0.581543706764511) translate (5.313cm 17.3cm)">
          <text:p text:style-name="P1">Pobierz liczba</text:p>
          <draw:enhanced-geometry svg:viewBox="0 0 21600 21600" draw:type="rectangle" draw:enhanced-path="M 0 0 L 21600 0 21600 21600 0 21600 0 0 Z N"/>
        </draw:custom-shape>
        <draw:custom-shape draw:style-name="gr3" draw:text-style-name="P3" xml:id="id3" draw:id="id3" draw:layer="layout" svg:width="7cm" svg:height="3.9cm" svg:x="3.4cm" svg:y="10.5cm">
          <text:p text:style-name="P1">Suma &lt;= 75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3" xml:id="id2" draw:id="id2" draw:layer="layout" svg:width="8.3cm" svg:height="3.4cm" svg:x="3.5cm" svg:y="5.7cm">
          <text:p text:style-name="P1">suma = 0</text:p>
          <draw:enhanced-geometry svg:viewBox="0 0 21600 21600" draw:type="rectangle" draw:enhanced-path="M 0 0 L 21600 0 21600 21600 0 21600 0 0 Z N"/>
        </draw:custom-shape>
        <draw:custom-shape draw:style-name="gr2" draw:text-style-name="P2" xml:id="id6" draw:id="id6" draw:layer="layout" svg:width="7.3cm" svg:height="2.758cm" draw:transform="skewX (0.581543706764511) translate (3.6cm 21.842cm)">
          <text:p text:style-name="P1">Wypisz suma</text:p>
          <draw:enhanced-geometry svg:viewBox="0 0 21600 21600" draw:type="rectangle" draw:enhanced-path="M 0 0 L 21600 0 21600 21600 0 21600 0 0 Z N"/>
        </draw:custom-shape>
        <draw:custom-shape draw:style-name="gr1" draw:text-style-name="P2" xml:id="id7" draw:id="id7" draw:layer="layout" svg:width="6.5cm" svg:height="3.4cm" svg:x="12.7cm" svg:y="21.9cm">
          <text:p text:style-name="P1">KONIE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4" draw:layer="layout" draw:type="line" svg:x1="7.65cm" svg:y1="4.7cm" svg:x2="7.65cm" svg:y2="5.7cm" draw:start-shape="id1" draw:start-glue-point="8" draw:end-shape="id2" draw:end-glue-point="0" svg:d="M7650 4700v1000" svg:viewBox="0 0 1 1001">
          <text:p/>
        </draw:connector>
        <draw:connector draw:style-name="gr5" draw:text-style-name="P4" draw:layer="layout" draw:type="line" svg:x1="7.65cm" svg:y1="9.1cm" svg:x2="6.9cm" svg:y2="10.5cm" draw:start-shape="id2" draw:start-glue-point="2" draw:end-shape="id3" draw:end-glue-point="4" svg:d="M7650 9100l-750 1400" svg:viewBox="0 0 751 1401">
          <text:p/>
        </draw:connector>
        <draw:connector draw:style-name="gr6" draw:text-style-name="P4" draw:layer="layout" draw:type="line" svg:x1="10.4cm" svg:y1="12.45cm" svg:x2="8.963cm" svg:y2="17.3cm" draw:start-shape="id3" draw:start-glue-point="7" draw:end-shape="id4" draw:end-glue-point="0" svg:d="M10400 12450l-1437 4850" svg:viewBox="0 0 1438 4851">
          <text:p text:style-name="P1">TAK</text:p>
        </draw:connector>
        <draw:custom-shape draw:style-name="gr4" draw:text-style-name="P3" xml:id="id5" draw:id="id5" draw:layer="layout" svg:width="8.3cm" svg:height="3.4cm" svg:x="11.5cm" svg:y="13cm">
          <text:p text:style-name="P1">suma = suma + liczba</text:p>
          <draw:enhanced-geometry svg:viewBox="0 0 21600 21600" draw:type="rectangle" draw:enhanced-path="M 0 0 L 21600 0 21600 21600 0 21600 0 0 Z N"/>
        </draw:custom-shape>
        <draw:connector draw:style-name="gr6" draw:text-style-name="P4" draw:layer="layout" svg:x1="15.65cm" svg:y1="13cm" svg:x2="6.9cm" svg:y2="10.5cm" draw:start-shape="id5" draw:end-shape="id3" draw:end-glue-point="4" svg:d="M15650 13000v-3001h-8750v501" svg:viewBox="0 0 8751 3002">
          <text:p text:style-name="P1"/>
        </draw:connector>
        <draw:connector draw:style-name="gr5" draw:text-style-name="P4" draw:layer="layout" svg:x1="11.706cm" svg:y1="18.679cm" svg:x2="15.65cm" svg:y2="16.4cm" draw:start-shape="id4" draw:start-glue-point="1" draw:end-shape="id5" draw:end-glue-point="2" svg:d="M11706 18679h3944v-2279" svg:viewBox="0 0 3945 2280">
          <text:p/>
        </draw:connector>
        <draw:connector draw:style-name="gr6" draw:text-style-name="P4" draw:layer="layout" svg:x1="3.4cm" svg:y1="12.45cm" svg:x2="2.693cm" svg:y2="23.221cm" draw:start-shape="id3" draw:start-glue-point="5" draw:end-shape="id6" draw:end-glue-point="3" svg:d="M3400 12450h-2115v10771h1408" svg:viewBox="0 0 2116 10772">
          <text:p text:style-name="P1">NIE</text:p>
        </draw:connector>
        <draw:connector draw:style-name="gr5" draw:text-style-name="P4" draw:layer="layout" draw:type="line" svg:x1="9.993cm" svg:y1="23.221cm" svg:x2="12.7cm" svg:y2="23.6cm" draw:start-shape="id6" draw:start-glue-point="1" draw:end-shape="id7" draw:end-glue-point="6" svg:d="M9993 23221l2707 379" svg:viewBox="0 0 2708 380">
          <text:p/>
        </draw:connector>
        <draw:custom-shape draw:style-name="gr7" draw:text-style-name="P3" draw:layer="layout" svg:width="8cm" svg:height="7.9cm" svg:x="12cm" svg:y="1.1cm">
          <text:p text:style-name="P1">Program sumuje liczby podawane przez użytkownika do momentu, kiedy ich suma przekroczy 75. Na koniec drukuje sumę.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27T08:05:58.911598887</meta:creation-date>
    <dc:date>2018-09-27T08:42:46.593708218</dc:date>
    <meta:editing-duration>PT5M36S</meta:editing-duration>
    <meta:editing-cycles>3</meta:editing-cycles>
    <meta:generator>LibreOffice/6.0.3.2$Linux_X86_64 LibreOffice_project/00m0$Build-2</meta:generator>
    <meta:document-statistic meta:object-count="15"/>
  </office:meta>
</office:document-meta>
</file>